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style:font-name-asian="Times New Roman"/>
    </style:style>
    <style:style style:name="P2" style:family="paragraph" style:parent-style-name="Normal">
      <style:paragraph-properties fo:text-align="justify" style:justify-single-word="false"/>
      <style:text-properties officeooo:paragraph-rsid="00069d2f" style:font-name-asian="Times New Roman"/>
    </style:style>
    <style:style style:name="P3" style:family="paragraph" style:parent-style-name="Normal">
      <style:paragraph-properties fo:text-align="justify" style:justify-single-word="false"/>
      <style:text-properties officeooo:paragraph-rsid="00069d2f"/>
    </style:style>
    <style:style style:name="P4" style:family="paragraph" style:parent-style-name="Normal" style:list-style-name="L1">
      <style:paragraph-properties fo:margin-top="0.176cm" fo:margin-bottom="0.176cm" loext:contextual-spacing="false" fo:text-align="justify" style:justify-single-word="false"/>
    </style:style>
    <style:style style:name="P5" style:family="paragraph" style:parent-style-name="Normal" style:list-style-name="L1">
      <style:paragraph-properties fo:margin-top="0.176cm" fo:margin-bottom="0.176cm" loext:contextual-spacing="false" fo:text-align="justify" style:justify-single-word="false"/>
      <style:text-properties officeooo:paragraph-rsid="00069d2f"/>
    </style:style>
    <style:style style:name="P6" style:family="paragraph" style:parent-style-name="Normal" style:master-page-name="MP0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officeooo:rsid="0007db47" officeooo:paragraph-rsid="0007db47" style:font-name-asian="Times New Roman" style:font-weight-asian="bold" style:font-weight-complex="bold"/>
    </style:style>
    <style:style style:name="T1" style:family="text">
      <style:text-properties fo:font-weight="bold" style:font-name-asian="Times New Roman" style:font-weight-asian="bold" style:font-weight-complex="bold"/>
    </style:style>
    <style:style style:name="T2" style:family="text">
      <style:text-properties style:font-name-asian="Times New Roman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mporter le fichier des plafonds de l’IFSE</text:p>
      <text:p text:style-name="P2"/>
      <text:p text:style-name="P2"/>
      <text:p text:style-name="P2"/>
      <text:p text:style-name="P2">Le fichier importé énumère la liste des plafonds de l'IFSE (RIFSEEP), pour chaque groupe de grades logé ou pas.</text:p>
      <text:p text:style-name="P2"><text:line-break/>Il doit être au format CSV (séparateur point-virgule) et encodé en caractères Latin-1 ou Windows-1252. Les colonnes doivent comporter les intitulés Grade, Groupe, Plafond, dans cet ordre : </text:p>
      <text:list xml:id="list1233577277" text:style-name="L1">
        <text:list-item>
          <text:p text:style-name="P4"><text:span text:style-name="Police_20_par_20_défaut"><text:span text:style-name="T1">Grade</text:span></text:span><text:span text:style-name="Police_20_par_20_défaut"><text:span text:style-name="T2"> : Tous les grades de la base de paye sans omission.<text:line-break/>Pour remplir cette colonne on utilisera la première colonne de la table </text:span></text:span><text:span text:style-name="Police_20_par_20_défaut"><text:span text:style-name="T1">grade.categories.csv</text:span></text:span><text:span text:style-name="Police_20_par_20_défaut"><text:span text:style-name="T2"> du dossier Bases/Effectifs.</text:span></text:span></text:p>
        </text:list-item>
        <text:list-item>
          <text:p text:style-name="P4"><text:span text:style-name="Police_20_par_20_défaut"><text:span text:style-name="T1">Groupe</text:span></text:span><text:span text:style-name="Police_20_par_20_défaut"><text:span text:style-name="T2"> : groupe défini par délibération de l'organisme. Pour tout groupe, il y a en général un sous-groupe logé et un sous-groupe non logé distinct.</text:span></text:span></text:p>
        </text:list-item>
        <text:list-item>
          <text:p text:style-name="P5"><text:span text:style-name="Police_20_par_20_défaut"><text:span text:style-name="T1">Logement</text:span></text:span><text:span text:style-name="Police_20_par_20_défaut"><text:span text:style-name="T2"> : indique </text:span></text:span><text:span text:style-name="Police_20_par_20_défaut"><text:span text:style-name="T1">NAS</text:span></text:span><text:span text:style-name="Police_20_par_20_défaut"><text:span text:style-name="T2"> pour le sous-groupe du même grade des agents logés par nécessité absolue de service.</text:span></text:span></text:p>
        </text:list-item>
        <text:list-item>
          <text:p text:style-name="P5"><text:span text:style-name="Police_20_par_20_défaut"><text:span text:style-name="T1">Plafond</text:span></text:span><text:span text:style-name="Police_20_par_20_défaut"><text:span text:style-name="T2"> : Maximum de l'IFSE pour le grade et le groupe, <text:line-break/></text:span></text:span><text:span text:style-name="Police_20_par_20_défaut"><text:span text:style-name="T1">en euros</text:span></text:span><text:span text:style-name="Police_20_par_20_défaut"><text:span text:style-name="T2">.</text:span></text:span></text:p>
        </text:list-item>
      </text:list>
      <text:p text:style-name="P3"><text:span text:style-name="Police_20_par_20_défaut"><text:span text:style-name="T2">Il est recommandé d'utiliser simultanément les fonctionnalités </text:span></text:span><text:span text:style-name="Police_20_par_20_défaut"><text:span text:style-name="T1">Logement </text:span></text:span><text:span text:style-name="Police_20_par_20_défaut"><text:span text:style-name="T2">(groupe précédent) et </text:span></text:span><text:span text:style-name="Police_20_par_20_défaut"><text:span text:style-name="T1">IFSE</text:span></text:span><text:span text:style-name="Police_20_par_20_défaut"><text:span text:style-name="T2">. </text:span></text:span></text:p>
      <text:p text:style-name="P3"><text:span text:style-name="Police_20_par_20_défaut"><text:span text:style-name="T2"><text:line-break/>Lorsque tel est le cas, la colonne Logement du fichier </text:span></text:span><text:span text:style-name="Police_20_par_20_défaut"><text:span text:style-name="T1">logements.csv </text:span></text:span><text:span text:style-name="Police_20_par_20_défaut"><text:span text:style-name="T2">doit préciser le libellé </text:span></text:span><text:span text:style-name="Police_20_par_20_défaut"><text:span text:style-name="T1">NAS</text:span></text:span><text:span text:style-name="Police_20_par_20_défaut"><text:span text:style-name="T2"> des agents logés par nécessité absolue de service. 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msonormal" style:family="paragraph" style:parent-style-name="Normal">
      <style:paragraph-properties fo:margin-top="0.176cm" fo:margin-bottom="0.176cm" loext:contextual-spacing="false" fo:hyphenation-ladder-count="no-limit"/>
      <style:text-properties fo:hyphenate="false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title/>
    <dc:description/>
    <dc:subject/>
    <meta:initial-creator>Nicol, Fabrice</meta:initial-creator>
    <meta:creation-date>2018-06-12T17:37:00Z</meta:creation-date>
    <dc:date>2018-06-17T20:16:34.150902375</dc:date>
    <meta:editing-cycles>5</meta:editing-cycles>
    <meta:editing-duration>PT2M31S</meta:editing-duration>
    <meta:document-statistic meta:table-count="0" meta:image-count="0" meta:object-count="0" meta:page-count="1" meta:paragraph-count="9" meta:word-count="178" meta:character-count="1096" meta:non-whitespace-character-count="925"/>
    <meta:template xlink:type="simple" xlink:actuate="onRequest" xlink:title="" xlink:href="Normal"/>
  </office:meta>
</office:document-meta>
</file>